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paragraph-properties fo:break-before="page"/>
    </style:style>
    <style:style style:name="P21" style:family="paragraph" style:parent-style-name="PSDS_20_-_20_Corpo_20_de_20_Texto">
      <style:paragraph-properties fo:margin-left="0cm" fo:margin-right="0cm" fo:text-indent="0.413cm" style:auto-text-indent="false"/>
    </style:style>
    <style:style style:name="P22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P23" style:family="paragraph" style:parent-style-name="PSDS_20_-_20_Corpo_20_de_20_Texto">
      <style:paragraph-properties fo:margin-left="0cm" fo:margin-right="0cm" fo:text-indent="0.413cm" style:auto-text-indent="false"/>
      <style:text-properties fo:font-weight="bold" style:font-weight-asian="bold" style:font-weight-complex="bold"/>
    </style:style>
    <style:style style:name="P24" style:family="paragraph" style:parent-style-name="PSDS_20_-_20_Corpo_20_de_20_Texto">
      <style:paragraph-properties fo:margin-left="0cm" fo:margin-right="0cm" fo:text-indent="0.413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PSDS_20_-_20_Corpo_20_de_20_Texto">
      <style:paragraph-properties fo:margin-left="0cm" fo:margin-right="0cm" fo:text-indent="0.413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7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8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9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30" style:family="paragraph" style:parent-style-name="PSDS_20_-_20_Corpo_20_de_20_Texto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string">
            <text:p text:style-name="P12">29/11/2011</text:p>
          </table:table-cell>
          <table:table-cell table:style-name="Tabela2.A2" office:value-type="string">
            <text:p text:style-name="P13">1.0</text:p>
          </table:table-cell>
          <table:table-cell table:style-name="Tabela2.A2" office:value-type="string">
            <text:p text:style-name="P13">Composição do documento</text:p>
          </table:table-cell>
          <table:table-cell table:style-name="Tabela2.A2" office:value-type="string">
            <text:p text:style-name="P13">Lavoisier Vieira</text:p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9/11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8">Criando e usando preferências do Expresso30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i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Bruno Vieira Cost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>Sala de Homologação 2 – Segundo Andar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3 hora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Bruno Vieira Costa</text:p>
          </table:table-cell>
          <table:table-cell table:style-name="Tabela4.A9" table:number-columns-spanned="2" office:value-type="string">
            <text:p text:style-name="P18">bruno.vieira-cost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Mario Cesar Kolling</text:p>
          </table:table-cell>
          <table:table-cell table:style-name="Tabela4.A9" table:number-columns-spanned="2" office:value-type="string">
            <text:p text:style-name="P18">mario.kolling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Fernando Lages</text:p>
          </table:table-cell>
          <table:table-cell table:style-name="Tabela4.A9" table:number-columns-spanned="2" office:value-type="string">
            <text:p text:style-name="P18">fernando.lages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ommel Cysne</text:p>
          </table:table-cell>
          <table:table-cell table:style-name="Tabela4.A9" table:number-columns-spanned="2" office:value-type="string">
            <text:p text:style-name="P18">rommel.cysne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Cassiano Pizzol</text:p>
          </table:table-cell>
          <table:table-cell table:style-name="Tabela4.A9" table:number-columns-spanned="2" office:value-type="string">
            <text:p text:style-name="P18">cassiano.dalpizzol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afael Silva</text:p>
          </table:table-cell>
          <table:table-cell table:style-name="Tabela4.A9" table:number-columns-spanned="2" office:value-type="string">
            <text:p text:style-name="P18">rafael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Antonio Silva</text:p>
          </table:table-cell>
          <table:table-cell table:style-name="Tabela4.A9" table:number-columns-spanned="2" office:value-type="string">
            <text:p text:style-name="P18">antonio-carlos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Lavoisier Vieira</text:p>
          </table:table-cell>
          <table:table-cell table:style-name="Tabela4.A9" table:number-columns-spanned="2" office:value-type="string">
            <text:p text:style-name="P18"><text:a xlink:type="simple" xlink:href="mailto:Lavoisier.vieira@serpro.gov.br">Lavoisier.vieira@serpro.gov.br</text:a>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Walter Zapalowiski</text:p>
          </table:table-cell>
          <table:table-cell table:style-name="Tabela4.A9" table:number-columns-spanned="2" office:value-type="string">
            <text:p text:style-name="P18">walter.zapalowski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1"/>
      <text:p text:style-name="P21"/>
      <text:p text:style-name="P24">Coding dojo – Criando e usando preferências no Expresso3</text:p>
      <text:p text:style-name="P24"><text:tab/></text:p>
      <text:p text:style-name="P25"><text:tab/><text:span text:style-name="T4">Objetivo</text:span><text:span text:style-name="T3">: Verificar os procedimentos e estrutura para definição de preferências de módulos e implementar sua <text:tab/>leitura e uso no módulo de e-mail.</text:span></text:p>
      <text:p text:style-name="P21"/>
      <text:p text:style-name="P21"><text:tab/><text:span text:style-name="T2">Definindo uma preferência:</text:span></text:p>
      <text:p text:style-name="P21"><text:tab/><text:tab/>Cada aplicação(módulo) possui seu arquivo “preference.php” - que traz todas as preferências;</text:p>
      <text:p text:style-name="P21"/>
      <text:p text:style-name="P21"><text:tab/><text:span text:style-name="T2">Colocando a preferência no módulo:</text:span></text:p>
      <text:p text:style-name="P21"><text:tab/><text:tab/>Botão da Janela principal para visualização e edição de mensagens de e-mail – messageEditDialog.js;</text:p>
      <text:p text:style-name="P21"><text:tab/><text:tab/>Janela de visualização de mensagens – MessageDialogDisplay.js;</text:p>
      <text:p text:style-name="P21"><text:tab/><text:tab/>No evento onMessageDelete colocar a verficiação da preferência e aplicar o delete na flag imap;</text:p>
      <text:p text:style-name="P21"><text:tab/><text:tab/>Tabela de preferências do BD: <text:span text:style-name="T2">tine20_preferences</text:span></text:p>
      <text:p text:style-name="P21"/>
      <text:p text:style-name="P23"><text:tab/>Exemplo do facilitador:</text:p>
      <text:p text:style-name="P21"><text:tab/><text:tab/>Verificação da preferência de e-mail – confirmação de deleção de mensagem.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text:tab/><text:span text:style-name="T2">Inicio do Coding dojo:</text:span></text:p>
      <text:p text:style-name="P23"/>
      <text:p text:style-name="P21"><text:tab/><text:tab/>Criada <text:span text:style-name="T2">preferência para assinatura digital </text:span>conforme especificação do cenário de uso abaixo:</text:p>
      <text:p text:style-name="P21"><text:tab/><text:tab/><text:tab/>Como: </text:p>
      <text:p text:style-name="P21"><text:tab/><text:tab/><text:tab/><text:tab/>Usuário;</text:p>
      <text:p text:style-name="P21"><text:tab/><text:tab/><text:tab/>Eu posso: </text:p>
      <text:p text:style-name="P21"><text:tab/><text:tab/><text:tab/><text:tab/>Enviar mensagem assinada;</text:p>
      <text:p text:style-name="P21"><text:tab/><text:tab/><text:tab/>Quando: </text:p>
      <text:p text:style-name="P21"><text:tab/><text:tab/><text:tab/><text:tab/>Selecionar o botão “assinar” na tela de edição de e-mail e confirmado envio;</text:p>
      <text:p text:style-name="P21"><text:tab/><text:tab/><text:tab/>Contudo: </text:p>
      <text:p text:style-name="P21"><text:tab/><text:tab/><text:tab/><text:tab/>SE a preferencia “assinar” estiver desabilitada,</text:p>
      <text:p text:style-name="P21"><text:tab/><text:tab/><text:tab/><text:tab/>ENTAO o botão de “assinar” sera desabilitado e não será possível a assinatura;</text:p>
      <text:p text:style-name="P21"/>
      <text:p text:style-name="P21"><text:tab/><text:span text:style-name="T2">Lembretes:</text:span></text:p>
      <text:p text:style-name="P23"/>
      <text:p text:style-name="P21"><text:tab/><text:tab/>Usar o <text:span text:style-name="T2">padrão de comentários </text:span>de código para a geração automática de documentação.</text:p>
      <text:p text:style-name="P21"><text:tab/><text:tab/>O <text:span text:style-name="T2">Tine2 usa cacha para as mensagens</text:span> de cada usuário – replica os headers de mensagens do IMAP para o BD;</text:p>
      <text:p text:style-name="P21"><text:tab/><text:tab/>Cada componente(botões,etc) da tela tem suas <text:span text:style-name="T2">ações definidas em seu handle</text:span> – como é o caso do delete;</text:p>
      <text:p text:style-name="P21"><text:tab/><text:tab/>Ext.form.HtmlEditor é o Editor do Tine2;</text:p>
      <text:p text:style-name="P21"><text:tab/><text:tab/>Para usar as funcionalidades com ajax colocando-se no arquivo Model.js;</text:p>
      <text:p text:style-name="P21"><text:tab/><text:tab/></text:p>
      <text:p text:style-name="P21"><text:tab/></text:p>
      <text:p text:style-name="P22"/>
      <text:p text:style-name="PSDS_20_-_20_Corpo_20_de_20_Texto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6"/>
      <text:p text:style-name="P19"><text:s text:c="5"/><text:tab/></text:p>
      <text:p text:style-name="P27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157111599" text:style-name="L1">
              <text:list-header>
                <text:p text:style-name="P30"/>
              </text:list-header>
            </text:list>
          </table:table-cell>
          <table:table-cell table:style-name="Tabela6.A4" office:value-type="string">
            <text:p text:style-name="PSDS_20_-_20_Corpo_20_de_20_Texto"/>
          </table:table-cell>
          <table:table-cell table:style-name="Tabela6.A2" office:value-type="string">
            <text:p text:style-name="PSDS_20_-_20_Corpo_20_de_20_Texto"/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8"/>
          </table:table-cell>
          <table:table-cell table:style-name="Tabela10.A2" office:value-type="string">
            <text:p text:style-name="PSDS_20_-_20_Corpo_20_de_20_Texto"/>
          </table:table-cell>
          <table:table-cell table:style-name="Tabela10.C2" office:value-type="string">
            <text:p text:style-name="PSDS_20_-_20_Corpo_20_de_20_Texto"/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8"/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/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ext:soft-page-break/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2-19T10:29:56.99">10:29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Assunto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 </text:span></text:span>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Criando e usando preferências do Expresso30</text:p>
            </table:table-cell>
            <table:covered-table-cell/>
            <table:table-cell table:style-name="Tabela8.C2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82</meta:editing-cycles>
    <meta:editing-duration>PT17H14M56S</meta:editing-duration>
    <dc:date>2011-11-29T16:57:19</dc:date>
    <dc:creator>Lavoisier Vieira</dc:creator>
    <meta:document-statistic meta:table-count="11" meta:image-count="0" meta:object-count="0" meta:page-count="4" meta:paragraph-count="120" meta:word-count="395" meta:character-count="2866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